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le Mean Formants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male_f1</text:p>
          </table:table-cell>
          <table:table-cell office:value-type="string" calcext:value-type="string">
            <text:p>male_f2</text:p>
          </table:table-cell>
          <table:table-cell office:value-type="string" calcext:value-type="string">
            <text:p>male_f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0.553153692339" calcext:value-type="float">
            <text:p>280.553153692339</text:p>
          </table:table-cell>
          <table:table-cell office:value-type="float" office:value="2360.57983289214" calcext:value-type="float">
            <text:p>2360.57983289214</text:p>
          </table:table-cell>
          <table:table-cell office:value-type="float" office:value="3293.50123190304" calcext:value-type="float">
            <text:p>3293.501231903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.929019503734" calcext:value-type="float">
            <text:p>412.929019503734</text:p>
          </table:table-cell>
          <table:table-cell office:value-type="float" office:value="2222.9905769298" calcext:value-type="float">
            <text:p>2222.9905769298</text:p>
          </table:table-cell>
          <table:table-cell office:value-type="float" office:value="2798.52060522444" calcext:value-type="float">
            <text:p>2798.52060522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5.931513532582" calcext:value-type="float">
            <text:p>585.931513532582</text:p>
          </table:table-cell>
          <table:table-cell office:value-type="float" office:value="1823.94252222312" calcext:value-type="float">
            <text:p>1823.94252222312</text:p>
          </table:table-cell>
          <table:table-cell office:value-type="float" office:value="2551.96065884931" calcext:value-type="float">
            <text:p>2551.960658849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9.86528226243" calcext:value-type="float">
            <text:p>819.86528226243</text:p>
          </table:table-cell>
          <table:table-cell office:value-type="float" office:value="1456.92545279405" calcext:value-type="float">
            <text:p>1456.92545279405</text:p>
          </table:table-cell>
          <table:table-cell office:value-type="float" office:value="2468.125" calcext:value-type="float">
            <text:p>2468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9.94658132975" calcext:value-type="float">
            <text:p>629.94658132975</text:p>
          </table:table-cell>
          <table:table-cell office:value-type="float" office:value="917.447214717842" calcext:value-type="float">
            <text:p>917.447214717842</text:p>
          </table:table-cell>
          <table:table-cell office:value-type="float" office:value="2670.6622098749" calcext:value-type="float">
            <text:p>2670.66220987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1.481223409865" calcext:value-type="float">
            <text:p>481.481223409865</text:p>
          </table:table-cell>
          <table:table-cell office:value-type="float" office:value="778.551029009284" calcext:value-type="float">
            <text:p>778.551029009284</text:p>
          </table:table-cell>
          <table:table-cell office:value-type="float" office:value="2623.85903477768" calcext:value-type="float">
            <text:p>2623.85903477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5.000445588575" calcext:value-type="float">
            <text:p>375.000445588575</text:p>
          </table:table-cell>
          <table:table-cell office:value-type="float" office:value="674.695602685503" calcext:value-type="float">
            <text:p>674.695602685503</text:p>
          </table:table-cell>
          <table:table-cell office:value-type="float" office:value="2505.43714664307" calcext:value-type="float">
            <text:p>2505.43714664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.05952082274" calcext:value-type="float">
            <text:p>274.05952082274</text:p>
          </table:table-cell>
          <table:table-cell office:value-type="float" office:value="576.41874458235" calcext:value-type="float">
            <text:p>576.41874458235</text:p>
          </table:table-cell>
          <table:table-cell office:value-type="float" office:value="2238.00454912185" calcext:value-type="float">
            <text:p>2238.004549121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4.483962077789" calcext:value-type="float">
            <text:p>274.483962077789</text:p>
          </table:table-cell>
          <table:table-cell office:value-type="float" office:value="1856.30047112615" calcext:value-type="float">
            <text:p>1856.30047112615</text:p>
          </table:table-cell>
          <table:table-cell office:value-type="float" office:value="2298.07174503794" calcext:value-type="float">
            <text:p>2298.071745037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6.97780861233" calcext:value-type="float">
            <text:p>376.97780861233</text:p>
          </table:table-cell>
          <table:table-cell office:value-type="float" office:value="1691.75565922943" calcext:value-type="float">
            <text:p>1691.75565922943</text:p>
          </table:table-cell>
          <table:table-cell office:value-type="float" office:value="2232.08697410255" calcext:value-type="float">
            <text:p>2232.086974102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0.438049978113" calcext:value-type="float">
            <text:p>510.438049978113</text:p>
          </table:table-cell>
          <table:table-cell office:value-type="float" office:value="1497.56022420147" calcext:value-type="float">
            <text:p>1497.56022420147</text:p>
          </table:table-cell>
          <table:table-cell office:value-type="float" office:value="2220.3719120878" calcext:value-type="float">
            <text:p>2220.37191208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9.262182595772" calcext:value-type="float">
            <text:p>629.262182595772</text:p>
          </table:table-cell>
          <table:table-cell office:value-type="float" office:value="1290.67420164338" calcext:value-type="float">
            <text:p>1290.67420164338</text:p>
          </table:table-cell>
          <table:table-cell office:value-type="float" office:value="2211.57193195707" calcext:value-type="float">
            <text:p>2211.571931957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6.465561824571" calcext:value-type="float">
            <text:p>566.465561824571</text:p>
          </table:table-cell>
          <table:table-cell office:value-type="float" office:value="780.478761380659" calcext:value-type="float">
            <text:p>780.478761380659</text:p>
          </table:table-cell>
          <table:table-cell office:value-type="float" office:value="2647.55079132228" calcext:value-type="float">
            <text:p>2647.550791322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3.349872024213" calcext:value-type="float">
            <text:p>613.349872024213</text:p>
          </table:table-cell>
          <table:table-cell office:value-type="float" office:value="1110.41156562569" calcext:value-type="float">
            <text:p>1110.41156562569</text:p>
          </table:table-cell>
          <table:table-cell office:value-type="float" office:value="2592.97890671241" calcext:value-type="float">
            <text:p>2592.978906712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2.611129813269" calcext:value-type="float">
            <text:p>442.611129813269</text:p>
          </table:table-cell>
          <table:table-cell office:value-type="float" office:value="1181.31786466935" calcext:value-type="float">
            <text:p>1181.31786466935</text:p>
          </table:table-cell>
          <table:table-cell office:value-type="float" office:value="2470.60036330643" calcext:value-type="float">
            <text:p>2470.600363306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8.986480765897" calcext:value-type="float">
            <text:p>328.986480765897</text:p>
          </table:table-cell>
          <table:table-cell office:value-type="float" office:value="1250.95167602156" calcext:value-type="float">
            <text:p>1250.95167602156</text:p>
          </table:table-cell>
          <table:table-cell office:value-type="float" office:value="2449.91709457603" calcext:value-type="float">
            <text:p>2449.917094576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4.203815049516" calcext:value-type="float">
            <text:p>324.203815049516</text:p>
          </table:table-cell>
          <table:table-cell office:value-type="float" office:value="1783.82216387459" calcext:value-type="float">
            <text:p>1783.82216387459</text:p>
          </table:table-cell>
          <table:table-cell office:value-type="float" office:value="2330.22948245507" calcext:value-type="float">
            <text:p>2330.2294824550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9.537479124975" calcext:value-type="float">
            <text:p>289.537479124975</text:p>
          </table:table-cell>
          <table:table-cell office:value-type="float" office:value="1510.8252404799" calcext:value-type="float">
            <text:p>1510.8252404799</text:p>
          </table:table-cell>
          <table:table-cell office:value-type="float" office:value="2094.87207811988" calcext:value-type="float">
            <text:p>2094.872078119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7.594482614744" calcext:value-type="float">
            <text:p>377.594482614744</text:p>
          </table:table-cell>
          <table:table-cell office:value-type="float" office:value="2038.42540615684" calcext:value-type="float">
            <text:p>2038.42540615684</text:p>
          </table:table-cell>
          <table:table-cell office:value-type="float" office:value="2590.24917894757" calcext:value-type="float">
            <text:p>2590.249178947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7.031570047152" calcext:value-type="float">
            <text:p>347.031570047152</text:p>
          </table:table-cell>
          <table:table-cell office:value-type="float" office:value="1713.3092298969" calcext:value-type="float">
            <text:p>1713.3092298969</text:p>
          </table:table-cell>
          <table:table-cell office:value-type="float" office:value="2209.65759409714" calcext:value-type="float">
            <text:p>2209.6575940971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5.273337543192" calcext:value-type="float">
            <text:p>405.273337543192</text:p>
          </table:table-cell>
          <table:table-cell office:value-type="float" office:value="880.722912244657" calcext:value-type="float">
            <text:p>880.722912244657</text:p>
          </table:table-cell>
          <table:table-cell office:value-type="float" office:value="2339.30447698592" calcext:value-type="float">
            <text:p>2339.304476985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8.313241360558" calcext:value-type="float">
            <text:p>398.313241360558</text:p>
          </table:table-cell>
          <table:table-cell office:value-type="float" office:value="1510.0997586242" calcext:value-type="float">
            <text:p>1510.0997586242</text:p>
          </table:table-cell>
          <table:table-cell office:value-type="float" office:value="2449.22709183464" calcext:value-type="float">
            <text:p>2449.227091834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3.804269335884" calcext:value-type="float">
            <text:p>413.804269335884</text:p>
          </table:table-cell>
          <table:table-cell office:value-type="float" office:value="1137.13135262828" calcext:value-type="float">
            <text:p>1137.13135262828</text:p>
          </table:table-cell>
          <table:table-cell office:value-type="float" office:value="2192.22222222222" calcext:value-type="float">
            <text:p>2192.222222222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34.295596485091" calcext:value-type="float">
            <text:p>534.295596485091</text:p>
          </table:table-cell>
          <table:table-cell office:value-type="float" office:value="1215.64640697519" calcext:value-type="float">
            <text:p>1215.64640697519</text:p>
          </table:table-cell>
          <table:table-cell office:value-type="float" office:value="2446.498136005" calcext:value-type="float">
            <text:p>2446.4981360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4.303666892627" calcext:value-type="float">
            <text:p>594.303666892627</text:p>
          </table:table-cell>
          <table:table-cell office:value-type="float" office:value="1386.78112103741" calcext:value-type="float">
            <text:p>1386.78112103741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4.045200090491" calcext:value-type="float">
            <text:p>514.045200090491</text:p>
          </table:table-cell>
          <table:table-cell office:value-type="float" office:value="1217.75361976901" calcext:value-type="float">
            <text:p>1217.75361976901</text:p>
          </table:table-cell>
          <table:table-cell office:value-type="float" office:value="2218.58930343275" calcext:value-type="float">
            <text:p>2218.589303432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5.414427915213" calcext:value-type="float">
            <text:p>695.414427915213</text:p>
          </table:table-cell>
          <table:table-cell office:value-type="float" office:value="1641.53452161082" calcext:value-type="float">
            <text:p>1641.53452161082</text:p>
          </table:table-cell>
          <table:table-cell office:value-type="float" office:value="2456.86929946623" calcext:value-type="float">
            <text:p>2456.869299466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55.630106299933" calcext:value-type="float">
            <text:p>655.630106299933</text:p>
          </table:table-cell>
          <table:table-cell office:value-type="float" office:value="1186.74035898292" calcext:value-type="float">
            <text:p>1186.74035898292</text:p>
          </table:table-cell>
          <table:table-cell office:value-type="float" office:value="2551.90332891652" calcext:value-type="float">
            <text:p>2551.903328916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16" meta:object-count="0"/>
    <meta:generator>LibreOffice/24.2.6.2$Linux_X86_64 LibreOffice_project/420$Build-2</meta:generator>
  </office:meta>
</office:document-meta>
</file>